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9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4pt" fo:text-shadow="none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32pt" fo:text-shadow="1pt 1pt" fo:font-weight="bold" style:font-name-asian="Segoe UI2" style:font-size-asian="32pt" style:font-weight-asian="bold" style:font-name-complex="Segoe UI2" style:font-size-complex="32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10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10pt"/>
    </style:style>
    <style:style style:name="P13" style:family="paragraph">
      <style:paragraph-properties fo:margin-left="0cm" fo:margin-right="0cm" fo:margin-top="0cm" fo:margin-bottom="0cm" fo:text-align="start" fo:text-indent="0cm" style:text-autospace="none"/>
      <style:text-properties fo:font-size="10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2" fo:font-size="10pt" fo:text-shadow="1pt 1pt" fo:font-weight="bold" style:font-name-asian="Segoe UI2" style:font-size-asian="10pt" style:font-weight-asian="bold" style:font-name-complex="Segoe UI2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ffffff" style:font-name="Arial" fo:font-size="24pt" fo:text-shadow="1pt 1pt" style:font-name-asian="Segoe UI2" style:font-size-asian="24pt" style:font-name-complex="Segoe UI2" style:font-size-complex="24pt"/>
    </style:style>
    <style:style style:name="T6" style:family="text">
      <style:text-properties fo:color="#ffffff" style:font-name="Segoe UI" fo:font-size="24pt" fo:text-shadow="1pt 1pt" style:font-name-asian="Segoe UI2" style:font-size-asian="24pt" style:font-name-complex="Segoe UI2" style:font-size-complex="24pt"/>
    </style:style>
    <style:style style:name="T7" style:family="text">
      <style:text-properties fo:color="#000000" style:font-name="Segoe UI" fo:font-size="20pt" fo:text-shadow="none" style:font-name-asian="Segoe UI2" style:font-size-asian="20pt" style:font-name-complex="Segoe UI2" style:font-size-complex="20pt"/>
    </style:style>
    <style:style style:name="T8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style:style style:name="T9" style:family="text">
      <style:text-properties fo:color="#000000" style:font-name="Segoe UI Semibold" fo:font-size="20pt" fo:text-shadow="none" fo:font-weight="normal" style:font-name-asian="Segoe UI2" style:font-size-asian="20pt" style:font-weight-asian="normal" style:font-name-complex="Segoe UI2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48cm">
          <draw:text-box>
            <text:p text:style-name="P1"><text:span text:style-name="T1">HYMN #671</text:span></text:p>
            <text:p text:style-name="P1"><text:span text:style-name="T2">“</text:span><text:span text:style-name="T2">Sing with All the Saints in Glor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507cm" svg:x="1.731cm" svg:y="0.547cm">
          <draw:text-box>
            <text:p text:style-name="P4"><text:span text:style-name="T3">1. </text:span><text:span text:style-name="T4">Sing with all the saints in glory,</text:span><text:span text:style-name="T4"><text:line-break/></text:span><text:span text:style-name="T4">Sing the resurrection song!</text:span><text:span text:style-name="T4"><text:line-break/></text:span><text:span text:style-name="T4">Death and sorrow, earth’s dark story,</text:span><text:span text:style-name="T4"><text:line-break/></text:span><text:span text:style-name="T4">To the former days be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7" draw:layer="layout" svg:width="24.892cm" svg:height="7.366cm" svg:x="1.524cm" svg:y="0.508cm">
          <draw:text-box>
            <text:p text:style-name="P6"><text:span text:style-name="T4">All around the clouds are breaking;</text:span><text:span text:style-name="T4"><text:line-break/></text:span><text:span text:style-name="T4">Soon the storms of time shall cease;</text:span><text:span text:style-name="T4"><text:line-break/></text:span><text:span text:style-name="T4">In God’s likeness we awaken,</text:span><text:span text:style-name="T4"><text:line-break/></text:span><text:span text:style-name="T4">Knowing everlasting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8" draw:layer="layout" svg:width="24.384cm" svg:height="7.214cm" svg:x="1.778cm" svg:y="0.508cm">
          <draw:text-box>
            <text:p text:style-name="P6"><text:span text:style-name="T3">2. </text:span><text:span text:style-name="T4">Oh, what glory, far exceeding</text:span><text:span text:style-name="T4"><text:line-break/></text:span><text:span text:style-name="T4">All that eye has yet perceived!</text:span><text:span text:style-name="T4"><text:line-break/></text:span><text:span text:style-name="T4">Holiest hearts for ages pleading</text:span><text:span text:style-name="T4"><text:line-break/></text:span><text:span text:style-name="T4">Never that full joy concei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9" draw:layer="layout" svg:width="24.892cm" svg:height="7.011cm" svg:x="1.524cm" svg:y="0.508cm">
          <draw:text-box>
            <text:p text:style-name="P6"><text:span text:style-name="T4">God has promised, Christ prepares it;</text:span><text:span text:style-name="T4"><text:line-break/></text:span><text:span text:style-name="T4">There on high our welcome waits.</text:span><text:span text:style-name="T4"><text:line-break/></text:span><text:span text:style-name="T4">Ev’ry humble spirit shares it,</text:span><text:span text:style-name="T4"><text:line-break/></text:span><text:span text:style-name="T4">Christ has passed the_eternal gat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7" draw:text-style-name="P10" draw:layer="layout" svg:width="24.638cm" svg:height="7.081cm" svg:x="1.778cm" svg:y="0.508cm">
          <draw:text-box>
            <text:p text:style-name="P4"><text:span text:style-name="T3">3. </text:span><text:span text:style-name="T4">Life eternal! Heav’n rejoices:</text:span><text:span text:style-name="T4"><text:line-break/></text:span><text:span text:style-name="T4">Jesus lives who once was dead.</text:span><text:span text:style-name="T4"><text:line-break/></text:span><text:span text:style-name="T4">Shout with joy, O deathless voices!</text:span><text:span text:style-name="T4"><text:line-break/></text:span><text:span text:style-name="T4">Child of God, lift up your h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8" draw:text-style-name="P14" draw:layer="layout" svg:width="24.892cm" svg:height="10.969cm" svg:x="1.524cm" svg:y="0.461cm">
          <draw:text-box>
            <text:p text:style-name="P11"><text:span text:style-name="T4">Life eternal! Oh, what wonders</text:span><text:span text:style-name="T4"><text:line-break/></text:span><text:span text:style-name="T4">Crowd on faith; what joy unknown,</text:span><text:span text:style-name="T4"><text:line-break/></text:span><text:span text:style-name="T4">When, amid earth’s closing thunders,</text:span><text:span text:style-name="T4"><text:line-break/></text:span><text:span text:style-name="T4">Saints shall stand before the throne!</text:span></text:p>
            <text:p text:style-name="P12"><text:span text:style-name="T5"><text:line-break/></text:span><text:span text:style-name="T5"/></text:p>
            <text:p text:style-name="P12"><text:span text:style-name="T5"/></text:p>
            <text:p text:style-name="P13"><text:span text:style-name="T6"><text:s text:c="3"/></text:span><text:span text:style-name="T7"><text:s text:c="7"/></text:span><text:span text:style-name="T8"><text:s text:c="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8:59:46.417000000</meta:creation-date>
    <dc:title>Hymn template</dc:title>
    <meta:editing-duration>PT32M17S</meta:editing-duration>
    <meta:editing-cycles>17</meta:editing-cycles>
    <meta:generator>LibreOffice/6.1.5.2$Windows_X86_64 LibreOffice_project/90f8dcf33c87b3705e78202e3df5142b201bd805</meta:generator>
    <meta:initial-creator>Arthur Hoch</meta:initial-creator>
    <dc:date>2019-04-27T13:41:29.671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0-09T08:59:45.653000000"/>
  </office:meta>
</office:document-meta>
</file>